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125"/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ixa D’águ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</text:p>
          </table:table-cell>
          <table:table-cell table:formula="of:=[.C2]/1000" office:value-type="float" office:value="1" calcext:value-type="float">
            <text:p>1</text:p>
          </table:table-cell>
          <table:table-cell office:value-type="string" calcext:value-type="string">
            <text:p>m<text:span text:style-name="T3">3</text:span></text:p>
          </table:table-cell>
        </table:table-row>
        <table:table-row table:style-name="ro1">
          <table:table-cell/>
          <table:table-cell office:value-type="string" calcext:value-type="string">
            <text:p>Altura (Comprim.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bo (diametr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table:style-name="ce1" table:formula="of:=[.C4]/39.37" office:value-type="float" office:value="0.0254000508001016" calcext:value-type="float">
            <text:p>0.025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Pot.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V</text:p>
          </table:table-cell>
          <table:table-cell table:formula="of:=[.C5]*0.7355" office:value-type="float" office:value="0.7355" calcext:value-type="float">
            <text:p>0.7355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Efic. Motor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loc. Águ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dade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m/s<text:span text:style-name="T1">2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ef. Perda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da de Carga</text:p>
          </table:table-cell>
          <table:table-cell table:style-name="ce1" office:value-type="float" office:value="0.6" calcext:value-type="float">
            <text:p>0.6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zao (Q)</text:p>
          </table:table-cell>
          <table:table-cell table:style-name="ce1" table:formula="of:=[.E5]*[.C6]/[.C10]" office:value-type="float" office:value="1.10325" calcext:value-type="float">
            <text:p>1.1033</text:p>
          </table:table-cell>
          <table:table-cell office:value-type="string" calcext:value-type="string">
            <text:p>m<text:span text:style-name="T1">3</text:span><text:span text:style-name="T2">/h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o </text:p>
          </table:table-cell>
          <table:table-cell table:style-name="ce1" table:formula="of:=[.E2]/[.C11]" office:value-type="float" office:value="0.906412871062769" calcext:value-type="float">
            <text:p>0.9064</text:p>
          </table:table-cell>
          <table:table-cell office:value-type="string" calcext:value-type="string">
            <text:p>h</text:p>
          </table:table-cell>
          <table:table-cell table:style-name="ce5" table:formula="of:=[.C12]*60" office:value-type="float" office:value="54.3847722637661" calcext:value-type="float">
            <text:p>54.4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9:52:06.363507411</meta:creation-date>
    <meta:generator>LibreOffice/7.3.7.2$Linux_X86_64 LibreOffice_project/30$Build-2</meta:generator>
    <dc:date>2024-09-01T19:20:34.038234740</dc:date>
    <meta:editing-duration>PT10M21S</meta:editing-duration>
    <meta:editing-cycles>2</meta:editing-cycles>
    <meta:document-statistic meta:table-count="1" meta:cell-count="38" meta:object-count="0"/>
  </office:meta>
</office:document-meta>
</file>